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Fira Sans" svg:font-family="'Fira Sans', 'Source Sans Pro', Helvetica, Arial, sans-serif"/>
    <style:font-face style:name="Lohit Devanagari1" svg:font-family="'Lohit Devanagari'"/>
    <style:font-face style:name="Roboto-Regular" svg:font-family="Roboto-Regular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style:text-position="0% 100%" style:font-name="Arial" style:font-name-asian="Arial2" style:font-name-complex="Arial2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Arial" style:font-name-asian="Arial2" style:font-name-complex="Arial2"/>
    </style:style>
    <style:style style:name="P5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style:text-position="0% 100%" style:font-name="Arial" style:font-name-asian="Arial2" style:font-name-complex="Arial2"/>
    </style:style>
    <style:style style:name="P6" style:family="paragraph" style:parent-style-name="Standard">
      <style:paragraph-properties fo:margin-top="0cm" fo:margin-bottom="0cm" loext:contextual-spacing="false" fo:line-height="200%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200%"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200%" fo:text-align="end" style:justify-single-word="false" fo:break-before="page"/>
    </style:style>
    <style:style style:name="P9" style:family="paragraph" style:parent-style-name="Standard">
      <style:paragraph-properties fo:margin-top="0cm" fo:margin-bottom="0cm" loext:contextual-spacing="false" fo:line-height="200%" fo:text-align="end" style:justify-single-word="false" fo:break-before="page"/>
      <style:text-properties officeooo:rsid="0016b84c" officeooo:paragraph-rsid="0016b84c"/>
    </style:style>
    <style:style style:name="P10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1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2" style:font-size-asian="12pt" style:font-style-asian="normal" style:font-weight-asian="normal" style:font-name-complex="Arial2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#ffffff" style:font-name-asian="Arial2" style:font-size-asian="8pt" style:font-style-asian="normal" style:font-weight-asian="normal" style:font-name-complex="Arial2" style:font-size-complex="8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16b84c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lways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2" style:font-size-asian="12pt" style:font-style-asian="normal" style:font-weight-asian="normal" style:font-name-complex="Arial2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lways"/>
      <style:text-properties style:text-position="0% 100%" style:font-name="Arial" officeooo:paragraph-rsid="00128585" style:font-name-asian="Arial2" style:font-name-complex="Arial2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officeooo:paragraph-rsid="0015acb6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28585" officeooo:paragraph-rsid="00128585" fo:background-color="#ffffff" style:font-name-asian="Arial2" style:font-size-asian="12pt" style:font-style-asian="normal" style:font-weight-asian="normal" style:font-name-complex="Arial2" style:font-size-complex="12pt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fo:font-variant="normal" fo:text-transform="none" fo:color="#7a7a7a" style:font-name="Roboto-Regular" fo:font-size="12pt" fo:letter-spacing="normal" fo:font-style="normal" fo:font-weight="normal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fo:font-variant="normal" fo:text-transform="none" fo:color="#7a7a7a" style:font-name="Roboto-Regular" fo:font-size="12pt" fo:letter-spacing="normal" fo:font-style="normal" fo:font-weight="normal" officeooo:paragraph-rsid="0013eeb5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#ffffff" fo:padding="0cm" fo:border="none"/>
      <style:text-properties fo:font-variant="normal" fo:text-transform="none" fo:color="#7a7a7a" style:font-name="Roboto-Regular" fo:font-size="12pt" fo:letter-spacing="normal" fo:font-style="normal" fo:font-weight="normal" officeooo:paragraph-rsid="0015acb6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7a7a7a" style:font-name="Roboto-Regular" fo:font-size="12pt" fo:letter-spacing="normal" fo:font-style="normal" fo:font-weight="normal" officeooo:paragraph-rsid="0015acb6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 fo:padding="0cm" fo:border="none"/>
      <style:text-properties style:text-position="0% 100%" style:font-name="Arial" officeooo:paragraph-rsid="00128585" style:font-name-asian="Arial2" style:font-name-complex="Arial2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background-color="#ffffff" fo:padding="0cm" fo:border="none"/>
      <style:text-properties officeooo:paragraph-rsid="0016b84c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end" style:justify-single-word="false" fo:orphans="0" fo:widows="0" fo:text-indent="0cm" style:auto-text-indent="false" fo:background-color="#ffffff" fo:padding="0cm" fo:border="none"/>
      <style:text-properties officeooo:rsid="0016b84c" officeooo:paragraph-rsid="0016b84c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1.251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.953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.953cm" style:auto-text-indent="false"/>
      <style:text-properties style:text-position="0% 100%" style:font-name="Arial" style:font-name-asian="Arial2" style:font-name-complex="Arial2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953cm" style:auto-text-indent="false"/>
      <style:text-properties style:text-position="0% 100%" style:font-name="Arial" style:font-name-asian="Arial2" style:font-name-complex="Arial2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.953cm" style:auto-text-indent="false" fo:background-color="#ffffff" fo:padding="0cm" fo:border="none" fo:keep-with-next="always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.953cm" style:auto-text-indent="false" fo:background-color="#ffffff" fo:padding="0cm" fo:border="none"/>
    </style:style>
    <style:style style:name="P36" style:family="paragraph" style:parent-style-name="Standard">
      <style:paragraph-properties fo:margin-left="0.635cm" fo:margin-right="0cm" fo:margin-top="0cm" fo:margin-bottom="0cm" loext:contextual-spacing="false" fo:line-height="200%" fo:text-indent="0.953cm" style:auto-text-indent="false"/>
      <style:text-properties style:text-position="0% 100%" style:font-name="Arial" style:font-name-asian="Arial2" style:font-name-complex="Arial2"/>
    </style:style>
    <style:style style:name="P37" style:family="paragraph" style:parent-style-name="Standard">
      <style:paragraph-properties fo:margin-left="0.635cm" fo:margin-right="0cm" fo:margin-top="0cm" fo:margin-bottom="0cm" loext:contextual-spacing="false" fo:line-height="200%" fo:text-align="end" style:justify-single-word="false" fo:text-indent="0cm" style:auto-text-indent="false" fo:break-before="page"/>
      <style:text-properties officeooo:rsid="0016b84c" officeooo:paragraph-rsid="0016b84c"/>
    </style:style>
    <style:style style:name="P38" style:family="paragraph" style:parent-style-name="Standard">
      <style:paragraph-properties fo:margin-left="0.635cm" fo:margin-right="0cm" fo:margin-top="0cm" fo:margin-bottom="0cm" loext:contextual-spacing="false" fo:line-height="200%" fo:text-indent="0cm" style:auto-text-indent="false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200%" fo:text-indent="0cm" style:auto-text-indent="false"/>
      <style:text-properties style:text-position="0% 100%" style:font-name="Arial" style:font-name-asian="Arial2" style:font-name-complex="Arial2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200%" fo:text-align="end" style:justify-single-word="false" fo:text-indent="0cm" style:auto-text-indent="false"/>
      <style:text-properties style:text-position="0% 100%" style:font-name="Arial" style:font-name-asian="Arial2" style:font-name-complex="Arial2"/>
    </style:style>
    <style:style style:name="P41" style:family="paragraph" style:parent-style-name="Standard">
      <style:paragraph-properties fo:margin-left="1.27cm" fo:margin-right="0cm" fo:margin-top="0cm" fo:margin-bottom="0cm" loext:contextual-spacing="false" fo:line-height="200%" fo:text-indent="0cm" style:auto-text-indent="false"/>
    </style:style>
    <style:style style:name="P42" style:family="paragraph" style:parent-style-name="Standard">
      <style:paragraph-properties fo:margin-left="1.27cm" fo:margin-right="0cm" fo:margin-top="0cm" fo:margin-bottom="0cm" loext:contextual-spacing="false" fo:line-height="200%" fo:text-align="end" style:justify-single-word="false" fo:text-indent="0cm" style:auto-text-indent="false" fo:break-before="page"/>
      <style:text-properties officeooo:rsid="0016b84c" officeooo:paragraph-rsid="0016b84c"/>
    </style:style>
    <style:style style:name="P43" style:family="paragraph" style:parent-style-name="Standard">
      <loext:graphic-properties draw:fill="solid" draw:fill-color="#ffffff"/>
      <style:paragraph-properties fo:margin-left="0cm" fo:margin-right="0.635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#ffffff" style:font-name-asian="Times New Roman1" style:font-size-asian="10pt" style:font-style-asian="normal" style:font-weight-asian="normal" style:font-name-complex="Times New Roman1" style:font-size-complex="10pt"/>
    </style:style>
    <style:style style:name="P44" style:family="paragraph" style:parent-style-name="Standard">
      <loext:graphic-properties draw:fill="solid" draw:fill-color="#ffffff"/>
      <style:paragraph-properties fo:margin-left="0cm" fo:margin-right="0.635cm" fo:margin-top="0cm" fo:margin-bottom="1.251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/>
    </style:style>
    <style:style style:name="P46" style:family="paragraph" style:parent-style-name="Text_20_body">
      <style:text-properties fo:font-weight="normal"/>
    </style:style>
    <style:style style:name="P47" style:family="paragraph" style:parent-style-name="Text_20_body">
      <style:text-properties officeooo:paragraph-rsid="0013eeb5"/>
    </style:style>
    <style:style style:name="P48" style:family="paragraph" style:parent-style-name="Text_20_body">
      <style:paragraph-properties fo:text-align="end" style:justify-single-word="false"/>
      <style:text-properties officeooo:rsid="0016b84c" officeooo:paragraph-rsid="0016b84c"/>
    </style:style>
    <style:style style:name="P4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weight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officeooo:paragraph-rsid="00128585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5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loext:graphic-properties draw:fill="solid" draw:fill-color="#ffffff"/>
      <style:paragraph-properties fo:margin-left="1.27cm" fo:margin-right="0cm" fo:margin-top="0cm" fo:margin-bottom="0cm" loext:contextual-spacing="false" fo:line-height="200%" fo:text-align="justify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60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61" style:family="paragraph" style:parent-style-name="Heading_20_3">
      <style:paragraph-properties fo:margin-left="1.27cm" fo:margin-right="0cm" fo:margin-top="0cm" fo:margin-bottom="0cm" loext:contextual-spacing="false" fo:line-height="200%" fo:text-align="justify" style:justify-single-word="false" fo:text-indent="0cm" style:auto-text-indent="false"/>
      <style:text-properties fo:font-variant="normal" fo:text-transform="none" fo:color="#434343" style:text-line-through-style="none" style:text-line-through-type="none" style:text-position="0% 100%" style:font-name="Arial1" fo:font-size="14pt" fo:font-style="normal" style:text-underline-style="none" fo:font-weight="normal" style:text-blinking="false" fo:background-color="transparent" style:font-name-asian="Arial2" style:font-name-complex="Arial2"/>
    </style:style>
    <style:style style:name="T1" style:family="text">
      <style:text-properties style:text-position="0% 100%" style:font-name="Arial" fo:font-size="14pt" fo:font-weight="bold" style:font-name-asian="Arial2" style:font-size-asian="14pt" style:font-weight-asian="bold" style:font-name-complex="Arial2" style:font-size-complex="14pt"/>
    </style:style>
    <style:style style:name="T2" style:family="text">
      <style:text-properties style:text-position="0% 100%" style:font-name="Arial" fo:font-size="14pt" fo:font-weight="bold" fo:background-color="#ffffff" loext:char-shading-value="0" style:font-name-asian="Arial2" style:font-size-asian="14pt" style:font-style-asian="normal" style:font-weight-asian="bold" style:font-name-complex="Arial2" style:font-size-complex="14pt"/>
    </style:style>
    <style:style style:name="T3" style:family="text">
      <style:text-properties style:text-position="0% 100%" style:font-name="Arial" fo:font-size="14pt" fo:font-weight="normal" style:font-name-asian="Arial2" style:font-size-asian="14pt" style:font-weight-asian="normal" style:font-name-complex="Arial2" style:font-size-complex="14pt"/>
    </style:style>
    <style:style style:name="T4" style:family="text">
      <style:text-properties style:text-position="0% 100%" style:font-name="Arial" fo:font-size="14pt" style:font-name-asian="Arial2" style:font-size-asian="14pt" style:font-name-complex="Arial2" style:font-size-complex="14pt"/>
    </style:style>
    <style:style style:name="T5" style:family="text">
      <style:text-properties style:text-position="0% 100%" style:font-name="Arial" style:font-name-asian="Arial2" style:font-name-complex="Arial2"/>
    </style:style>
    <style:style style:name="T6" style:family="text">
      <style:text-properties style:text-position="0% 100%" style:font-name="Arial" officeooo:rsid="0016b84c" style:font-name-asian="Arial2" style:font-name-complex="Arial2"/>
    </style:style>
    <style:style style:name="T7" style:family="text">
      <style:text-properties style:text-position="0% 100%" style:font-name="Arial" fo:font-weight="bold" style:font-name-asian="Arial2" style:font-weight-asian="bold" style:font-name-complex="Arial2"/>
    </style:style>
    <style:style style:name="T8" style:family="text">
      <style:text-properties style:text-position="0% 100%" style:font-name="Arial" fo:font-weight="normal" style:font-name-asian="Arial2" style:font-weight-asian="normal" style:font-name-complex="Arial2"/>
    </style:style>
    <style:style style:name="T9" style:family="text">
      <style:text-properties style:font-name="Arial"/>
    </style:style>
    <style:style style:name="T10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11" style:family="text">
      <style:text-properties style:font-name="Arial" style:font-name-asian="Arial2" style:font-name-complex="Arial2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fo:background-color="#ffffff" loext:char-shading-value="0" style:font-name-asian="Arial2" style:font-size-asian="14pt" style:font-style-asian="normal" style:font-weight-asian="bold" style:font-name-complex="Arial2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6b84c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#ffffff" loext:char-shading-value="0" style:font-name-asian="Arial2" style:font-size-asian="12pt" style:font-style-asian="normal" style:font-weight-asian="bold" style:font-name-complex="Arial2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officeooo:rsid="0015acb6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officeooo:rsid="0013eeb5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28585" fo:background-color="#ffffff" loext:char-shading-value="0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1pt" fo:font-style="italic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555555" style:text-line-through-style="none" style:text-line-through-type="none" style:font-name="Arial1" fo:font-size="10.5pt" fo:font-style="normal" style:text-underline-style="none" style:text-blinking="false" fo:background-color="#ffffff" loext:char-shading-value="0"/>
    </style:style>
    <style:style style:name="T24" style:family="text">
      <style:text-properties fo:color="#ff0000" style:text-position="0% 100%" style:font-name="Arial" fo:font-size="14pt" fo:font-weight="bold" style:font-name-asian="Arial2" style:font-size-asian="14pt" style:font-weight-asian="bold" style:font-name-complex="Arial2" style:font-size-complex="14pt"/>
    </style:style>
    <style:style style:name="T25" style:family="text">
      <style:text-properties fo:color="#ff0000" style:text-position="0% 100%" style:font-name="Arial" fo:font-size="14pt" fo:font-weight="normal" style:font-name-asian="Arial2" style:font-size-asian="14pt" style:font-weight-asian="normal" style:font-name-complex="Arial2" style:font-size-complex="14pt"/>
    </style:style>
    <style:style style:name="T26" style:family="text">
      <style:text-properties fo:font-weight="normal"/>
    </style:style>
    <style:style style:name="T27" style:family="text">
      <style:text-properties fo:color="#000000" style:text-position="0% 100%" style:font-name="Arial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28" style:family="text">
      <style:text-properties fo:color="#000000" style:text-line-through-style="none" style:text-line-through-type="none" style:text-position="0% 100%" style:font-name="Arial" style:text-underline-style="none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29" style:family="text">
      <style:text-properties fo:color="#000000" style:text-line-through-style="none" style:text-line-through-type="none" style:text-position="0% 100%" style:font-name="Arial" style:text-underline-style="none" officeooo:rsid="0013eeb5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30" style:family="text">
      <style:text-properties fo:color="#000000" style:text-line-through-style="none" style:text-line-through-type="none" style:text-position="0% 100%" style:font-name="Arial" style:text-underline-style="none" officeooo:rsid="0015acb6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31" style:family="text">
      <style:text-properties style:font-name="Arial1" fo:font-size="11pt" fo:font-style="normal" fo:font-weight="normal"/>
    </style:style>
    <style:style style:name="T32" style:family="text">
      <style:text-properties fo:color="#333333" style:text-line-through-style="none" style:text-line-through-type="none" style:text-position="0% 100%" style:font-name="Fira Sans" style:text-underline-style="none" fo:background-color="#ffffff" loext:char-shading-value="0" style:font-name-asian="Arial2" style:font-size-asian="12pt" style:font-style-asian="normal" style:font-weight-asian="normal" style:font-name-complex="Arial2" style:font-size-complex="12pt"/>
    </style:style>
    <style:style style:name="T33" style:family="text">
      <style:text-properties fo:color="#333333" style:text-line-through-style="none" style:text-line-through-type="none" style:text-position="0% 100%" style:font-name="Arial" style:text-underline-style="none" fo:background-color="#ffffff" loext:char-shading-value="0" style:font-name-asian="Arial2" style:font-size-asian="12pt" style:font-style-asian="normal" style:font-weight-asian="normal" style:font-name-complex="Arial2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/></text:span><text:span text:style-name="T10">INSTITUTO FEDERAL CATARINENSE</text:span></text:p>
      <text:p text:style-name="P2"><text:span text:style-name="T10">CAMPUS ARAQUARI</text:span></text:p>
      <text:p text:style-name="P2"><text:span text:style-name="T10">CURSO TÉCNICO EM INFORMÁTICA INTEGRADO</text:span>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9"><text:bookmark text:name="docs-internal-guid-1a79de46-9717-f996-df40-05e3e5df5af7"/><text:span text:style-name="T2">Plataforma de Gamificação Para Apoio ao Processo de Ensino-aprendizagem</text:span></text:p>
      <text:p text:style-name="Text_20_body"><text:span text:style-name="T26"><text:line-break/><text:line-break/><text:line-break/><text:line-break/><text:line-break/><text:line-break/></text:span></text:p>
      <text:p text:style-name="P11"/>
      <text:p text:style-name="P3"/>
      <text:p text:style-name="P19"><text:span text:style-name="T18"/></text:p>
      <text:p text:style-name="P27"><text:span text:style-name="T18">MARLON CESAR KOTVISKI GUARNIERI DA SILVA</text:span></text:p>
      <text:p text:style-name="P22">GUILHERME CIPRIANO</text:p>
      <text:p text:style-name="P22">ANDRIELE</text:p>
      <text:p text:style-name="P17"><text:span text:style-name="T11"/></text:p>
      <text:p text:style-name="P2"><text:span text:style-name="T5"><text:tab/><text:tab/><text:tab/><text:tab/></text:span></text:p>
      <text:p text:style-name="P18"/>
      <text:p text:style-name="P17"><text:span text:style-name="T11">ARAQUARI / SC</text:span></text:p>
      <text:p text:style-name="P17"><text:span text:style-name="T11">04</text:span><text:span text:style-name="T13"> /</text:span><text:span text:style-name="T11"> 2017</text:span><text:span text:style-name="T13"> </text:span></text:p>
      <text:p text:style-name="P18"/>
      <text:p text:style-name="P4"/>
      <text:p text:style-name="P1"><text:soft-page-break/><text:span text:style-name="T1"><text:s text:c="7"/>SUMÁRIO </text:span></text:p>
      <text:p text:style-name="P3"/>
      <text:p text:style-name="P3"/>
      <text:p text:style-name="P3"/>
      <text:p text:style-name="P31"><text:span text:style-name="T5">1- INTRODUÇÃO............................................................................................3</text:span></text:p>
      <text:p text:style-name="P32"/>
      <text:p text:style-name="P31"><text:span text:style-name="T5">2- OBJETIVOS................................................................................................</text:span><text:span text:style-name="T6">5</text:span></text:p>
      <text:p text:style-name="P32"/>
      <text:p text:style-name="P34"><text:span text:style-name="T13">3- JUSTIFICATIVA......................................</text:span><text:span text:style-name="T5">...................</text:span><text:span text:style-name="T13">.................................</text:span><text:span text:style-name="T14">6</text:span></text:p>
      <text:p text:style-name="P35"><text:span text:style-name="T14"/></text:p>
      <text:p text:style-name="P31"><text:span text:style-name="T6">4</text:span><text:span text:style-name="T5">- METODOLOGIA.........................................................................................7</text:span></text:p>
      <text:p text:style-name="P32"/>
      <text:p text:style-name="P31"><text:span text:style-name="T6">5</text:span><text:span text:style-name="T5">- BIBLIOGRAFIA............................................................................................9</text:span></text:p>
      <text:p text:style-name="P32"/>
      <text:p text:style-name="P31"><text:span text:style-name="T6">6</text:span><text:span text:style-name="T5">- ANEXOS.....................................................................................................10</text:span></text:p>
      <text:p text:style-name="P32"/>
      <text:p text:style-name="P33"/>
      <text:p text:style-name="P32"/>
      <text:p text:style-name="P32"/>
      <text:p text:style-name="P32"/>
      <text:p text:style-name="P32"/>
      <text:p text:style-name="P32"/>
      <text:p text:style-name="P36"/>
      <text:p text:style-name="P37"><text:span text:style-name="T4">3</text:span></text:p>
      <text:p text:style-name="P38"><text:span text:style-name="T4"/></text:p>
      <text:p text:style-name="P38"><text:span text:style-name="T4"><text:s/></text:span><text:span text:style-name="T1">1-INTRODUÇÃO <text:s text:c="14"/></text:span></text:p>
      <text:p text:style-name="P38"><text:bookmark text:name="docs-internal-guid-1a79de46-971b-8015-c16c-7f21a75a6a55"/><text:span text:style-name="T3"/></text:p>
      <text:p text:style-name="P52"><text:span text:style-name="T20">O ensino das escolas públicas brasileiras é muito precário e desmotivador, pois os alunos enfrentam a seguinte rotina: Conteúdo ministrado, decorar conteúdo, fazer a prova e, assim, preparar-se para a mesma sequência, logo que um novo conteúdo for ministrado pelo docente. Em alguns casos, devido a dinâmica ser sempre a mesma, os alunos acabam não aprendendo o conteúdo, e esquecendo o que foi ministrado em aulas  E anteriores. O modelo escolar atual se encontra em crise, pois grande parte dos alunos, ou tem dificuldades ou não tem interesse.</text:span></text:p>
      <text:p text:style-name="P52"><text:span text:style-name="T20">O educador pode também ser não só a conexão entre o aluno e a informação, mas  também o barramento, o problema, pois o educador ensina de uma maneira que ele mesmo possa entender, mas nem todas as pessoas aprendem da mesma forma. Como os alunos não entendem o conteúdo, muitas vezes refletindo nas notas baixas, ficando desmotivados,fazendo com que muitos desistam da vida acadêmica, além de alguns alunos não despertarem sequer algum interesse. Considerando este cenário, pensou-se numa ferramenta para suporte ao processo de ensino-aprendizagem, buscando estimular os estudantes a aprimorar os conhecimentos à respeito do conteúdo ministrado na disciplina pensou-se numa ferramenta para suporte ao processo de ensino-aprendizagem buscando estimular os estudantes</text:span></text:p>
      <text:p text:style-name="P51"><text:span text:style-name="T19">Uma das técnicas que podem auxiliar o docente na interação com os estudantes é a utilização de ferramentas e técnicas que fazem uso do conceito da gamificação. Alguns estudos indicam que a gamificação auxilia no processo de ensino-aprendizagem, instigando os estudantes a alçarem objetivos maiores, baseando-se na evolução do seu aprendizado, e, com isso, elevando o seu nível de conhecimento, de acordo com o site Olhar Digital “</text:span><text:span text:style-name="T23">A gamificação não é conceito novo. A experiência dos jogos já é aliada com sucesso à pedagogia – tornando as aulas mais criativas e dinâmicas”.</text:span></text:p>
      <text:p text:style-name="P50">Há, na internet, alguns serviços que aplicam o conceito da gamificação, como as aplicações Duolingo e Babel, e vêm apresentando resultados satisfatórios à respeito da evolução do estudante, que, em muitos casos, evolui o seu conhecimento por conta própria, e mesmo sendo algo competitivo o estudante acaba adquirindo conhecimento significativo diante das técnicas usadas e propostas pelos docentes.</text:p>
      <text:p text:style-name="P50">Por isso é proposto, às escolas de ensino FUNDAMENTAL, uma plataforma de gamificação para apoio ao processo de ensino-aprendizagem. Diante dos problemas <text:soft-page-break/>apresentados buscamos uma solução viável nos recursos virtuais, como o jogo, que gera competitividade entre os alunos, melhorando significativamente seu desempenho nos resultados. Vendo tudo isso, alertamos que, a gamificação pode também trazer consequências não muito favoráveis, como por exemplo só estudar se tiver uma premiação ou bônus. Por conta disso, a aplicação jamais deve ser utilizada como um modelo e sim como uma estratégia de motivação para o aprendizado.</text:p>
      <text:p text:style-name="Text_20_body"><text:span text:style-name="T26"><text:line-break/></text:span></text:p>
      <text:p text:style-name="P42"><text:span text:style-name="T5">5</text:span></text:p>
      <text:p text:style-name="P41"><text:span text:style-name="T1">2- OBJETIVOS <text:s text:c="17"/></text:span></text:p>
      <text:p text:style-name="P45"><text:span text:style-name="T24"/></text:p>
      <text:p text:style-name="P39"/>
      <text:p text:style-name="P61"><text:bookmark text:name="docs-internal-guid-1a79de46-971c-aae7-6a5a-6f5424b3d622"/><text:span text:style-name="T9">Objetivo Geral</text:span></text:p>
      <text:p text:style-name="Text_20_body"/>
      <text:p text:style-name="P53">Desenvolver uma aplicação web que faça uso de elementos e técnicas da gamificação, visando auxiliar no processo de ensino-aprendizagem em escolas de ensino fundamental da rede pública de ensino.</text:p>
      <text:p text:style-name="Text_20_body"/>
      <text:p text:style-name="P60">Objetivo específico</text:p>
      <text:p text:style-name="Text_20_body"/>
      <text:list xml:id="list7876918312056109579" text:style-name="L1">
        <text:list-item>
          <text:p text:style-name="P57">Promover competitividade;</text:p>
        </text:list-item>
        <text:list-item>
          <text:p text:style-name="P57">o conhecimento do estudante;</text:p>
        </text:list-item>
        <text:list-item>
          <text:p text:style-name="P57">Aumentar o interesse do aluno pelo conteúdo ministrado em sala de aula;</text:p>
        </text:list-item>
        <text:list-item>
          <text:p text:style-name="P57">Melhorar os resultados do discente nas atividades avaliativas realizadas na  instituição de ensino.</text:p>
        </text:list-item>
      </text:list>
      <text:p text:style-name="Text_20_body"><text:line-break/></text:p>
      <text:p text:style-name="P9"><text:span text:style-name="T5">6</text:span></text:p>
      <text:p text:style-name="P41"><text:span text:style-name="T1">3- JUSTIFICATIVA <text:s text:c="15"/></text:span></text:p>
      <text:p text:style-name="P40"><text:span text:style-name="T24"/></text:p>
      <text:p text:style-name="P59"><text:bookmark text:name="docs-internal-guid-1a79de46-971c-d088-0f45-953d9ef23de3"/><text:span text:style-name="T27">Muitas vezes nos deparamos com a falta de interesse dos alunos em buscar conhecimento. Diante disso, é proposto uma ferramenta que estimule os alunos a querer cada vez mais explorar a ementa dos cursos disponibilizados pelo MEC no ensino fundamental. Para tal, será implementada uma aplicação que faz uso de conceitos da gamificação, que torna o "jogo" uma ferramenta auxiliar no processo de ensino-aprendizagem. A gamificação pode gerar competição entre os estudantes, estimulando a curiosidade pelo conteúdo para conseguirem responder as perguntas que constam no questionário disponível na aplicação web, e, assim, ficando bem colocado no ranqueamento, evoluindo o conhecimento acerca do conteúdo ministrado em sala de aula.</text:span></text:p>
      <text:p text:style-name="Text_20_body"><text:span text:style-name="T26"><text:line-break/></text:span></text:p>
      <text:p text:style-name="P5"/>
      <text:p text:style-name="P8"><text:span text:style-name="T5"/></text:p>
      <text:p text:style-name="P7"><text:span text:style-name="T7">7</text:span></text:p>
      <text:p text:style-name="P6"><text:span text:style-name="T1"><text:s text:c="9"/>5- METODOLOGIA <text:s text:c="8"/></text:span></text:p>
      <text:p text:style-name="P6"><text:bookmark text:name="docs-internal-guid-1a79de46-971f-48be-cb06-ea47d46a570c"/><text:span text:style-name="T1"/></text:p>
      <text:p text:style-name="P50">Inicialmente será desenvolvida a documentação do projeto, que consiste na descrição do contexto em que a aplicação será implementada, envolvendo uma breve abordagem à respeito do processo de ensino-aprendizagem tradicional. Tendo o cenário atual como base, será apresentada, na documentação, uma solução que possivelmente auxiliará a aumentar a eficiência do processo, tendo a tecnologia da informação como apoio, aliado com os conceitos da gamificação. Considerando que o trabalho será desenvolvido em equipe, privou-se por utilizar ferramentas colaborativas, possibilitando a cooperação dos integrantes da equipe para atuar em diferentes contextos, desenvolvendo as atividades de forma paralela. Portanto, a utilização do Google Drive será essencial para a escrita do documento. Outra ferramenta essencial para facilitar a comunicação da equipe é o Slack, qual possibilita manter histórico das interações ocorridas entre os membros da equipe.</text:p>
      <text:p text:style-name="P50">Numa segunda etapa será desenvolvida a modelagem da aplicação, com o intuito de facilitar a compreensão e definir o escopo do projeto, na tentativa de minimizar as alterações no projeto durante a etapa de desenvolvimento. Nesta etapa, serão utilizadas as ferramentas BRModelo, para a modelagem e normalização do banco de dados, e também o software ArgoUML, para auxiliar na criação de diagramas. Com a criação dos diagramas, o fluxo das informações será facilmente compreendido, e poderá ser apresentado aos profissionais da educação que darão suporte ao desenvolvimento do projeto. Os requisitos necessários serão modelados junto do orientador e coorientador do projeto, em reuniões semanais marcadas todas às sextas-feiras no campus de Araquari do Instituto Federal Catarinense.</text:p>
      <text:p text:style-name="P50">As seguintes atividades serão desenvolvidas na etapa de modelagem:</text:p>
      <text:p text:style-name="P50">- Desenvolvimento do modelo conceitual, lógico e físico;</text:p>
      <text:p text:style-name="P50">- Desenvolvimento dos diagramas, baseados na linguagem UML; e</text:p>
      <text:p text:style-name="P50">- Levantamento de requisitos funcionais e requisitos não-funcionais.</text:p>
      <text:p text:style-name="P51"><text:span text:style-name="T19">A terceira etapa prevista para o desenvolvimento do projeto abrange a prototipação do site, que visa entregar a interface da aplicação que será desenvolvida (</text:span><text:span text:style-name="T21">front-end</text:span><text:span text:style-name="T19">). Nesta etapa, serão utilizadas algumas ferramentas de desenvolvimento, destacando que as linguagens utilizadas serão a HTML e CSS.</text:span></text:p>
      <text:p text:style-name="P54">As ferramentas utilizadas no desenvolvimento do protótipo serão:</text:p>
      <text:list xml:id="list1127345099710402625" text:style-name="L2">
        <text:list-item>
          <text:p text:style-name="P58">Linguagem de Programação Javascript. É uma linguagem de programação comum para <text:soft-page-break/>o desenvolvimento web, que, neste projeto, será utilizada em conjunto com a linguagem PHP;</text:p>
        </text:list-item>
        <text:list-item>
          <text:p text:style-name="P58">Linguagem de Marcação HTML. É uma linguagem de marcação usada para desenvolver páginas web e é usada em 100% dos sites existentes;</text:p>
        </text:list-item>
        <text:list-item>
          <text:p text:style-name="P58">Linguagem de Estilo CSS: É uma linguagem de estilo usada para aplicar estilos nas páginas web, sendo responsável pelas cores e formas de como o site é exibido;</text:p>
        </text:list-item>
        <text:list-item>
          <text:p text:style-name="P58">Sistema de Gerenciamento de Banco de Dados MySQL: MySQL é um sistema de gerenciamento de banco de dados popular, possuindo mais de 10 milhões de instalações no mundo;</text:p>
        </text:list-item>
        <text:list-item>
          <text:p text:style-name="P58">Software PHP Storm: É uma IDE (Integrated Development Environment), que significa, em português, “Ambiente de Desenvolvimento Integrado”. Como a principal linguagem a ser utilizada no desenvolvimento desta aplicação será o PHP, torna-se viável utilizar o PHP Storm, que apesar de ser uma IDE proprietária, o IFC possui a licença acadêmica para utilização nos laboratórios.</text:p>
        </text:list-item>
        <text:list-item>
          <text:p text:style-name="P58">Bootstrap: “Ponto de Partida”, em português, é um framework usado para facilitar o uso do desenvolvimento da interface web responsiva (que se adapta a todas as telas) não sendo necessário construir os códigos CSS na totalidade, para aplicar os estilos nas páginas HTML e proporcionar a responsividade.</text:p>
        </text:list-item>
        <text:list-item>
          <text:p text:style-name="P58">Linguagem de Programação PHP. É uma linguagem de programação voltada para o desenvolvimento de sistemas web. Atualmente é uma das linguagens de programação mais usadas para o desenvolvimento de sistemas web sendo usada em pelo menos um terço das aplicações web existentes.</text:p>
        </text:list-item>
      </text:list>
      <text:p text:style-name="P47"><text:span text:style-name="T26"><text:line-break/></text:span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8"><text:soft-page-break/><text:span text:style-name="T1">9</text:span></text:p>
      <text:p text:style-name="P47"><text:span text:style-name="T1"/></text:p>
      <text:p text:style-name="P47"><text:span text:style-name="T1">7-BIBLIOGRAFIA <text:s/></text:span></text:p>
      <text:p text:style-name="P47"><text:span text:style-name="T1"/></text:p>
      <text:p text:style-name="P12"/>
      <text:p text:style-name="P16"><text:span text:style-name="T15"/></text:p>
      <text:p text:style-name="P20"><text:span text:style-name="T15">Material da Internet</text:span></text:p>
      <text:p text:style-name="P23"><text:span text:style-name="T28"/></text:p>
      <text:p text:style-name="P23"><text:span text:style-name="T28"/></text:p>
      <text:p text:style-name="P24"><text:span text:style-name="T32">Mehdi</text:span><text:span text:style-name="T33"> </text:span><text:span text:style-name="T32">Achour</text:span><text:span text:style-name="T28">r, </text:span><text:span text:style-name="T29">Manual do PHP</text:span><text:span text:style-name="T28">. Disponível em: &lt;</text:span><text:span text:style-name="T29">https://secure.php.net/manual/pt_BR/index.php</text:span><text:span text:style-name="T28">&gt;. Acesso em: </text:span><text:span text:style-name="T29">16, maio de 2017.</text:span></text:p>
      <text:p text:style-name="P24"><text:span text:style-name="T29"/></text:p>
      <text:p text:style-name="P24"><text:span text:style-name="T29">w3schools , PHP 5 tutorial. Disponível em: &lt;https://www.w3schools.com/css/&gt;. Acesso em: coloque a data de acesso: 16, maio de 2017. </text:span></text:p>
      <text:p text:style-name="P24"><text:span text:style-name="T29"/></text:p>
      <text:p text:style-name="P25"><text:span text:style-name="T29">w3schools ,</text:span><text:span text:style-name="T30">HTML </text:span><text:span text:style-name="T29"><text:s/>5 tutorial. Disponível em: &lt;https://www.w3schools.com/css/&gt;. Acesso em: coloque a data de acesso: 16, maio de 2017. </text:span></text:p>
      <text:p text:style-name="P25"><text:span text:style-name="T29"/></text:p>
      <text:p text:style-name="P25"><text:span text:style-name="T30">ORACLE</text:span><text:span text:style-name="T29">, </text:span><text:span text:style-name="T30">MySQL</text:span><text:span text:style-name="T29">. Disponível em: &lt;</text:span><text:span text:style-name="T30">https://www.mysql.com/</text:span><text:span text:style-name="T29">&gt;. Acesso em: </text:span><text:span text:style-name="T30">16, maio de 2017.</text:span><text:span text:style-name="T29"> </text:span></text:p>
      <text:p text:style-name="P26"><text:span text:style-name="T29"/></text:p>
      <text:p text:style-name="P25"><text:span text:style-name="T30">JetBrains</text:span><text:span text:style-name="T29">, </text:span><text:span text:style-name="T30">PhpStorm</text:span><text:span text:style-name="T29">. Disponível em: &lt;</text:span><text:span text:style-name="T30">https://www.jetbrains.com/phpstorm/</text:span><text:span text:style-name="T29">&gt;. Acesso em: </text:span><text:span text:style-name="T30">16, maio de 2017</text:span><text:span text:style-name="T29"> </text:span></text:p>
      <text:p text:style-name="P25"><text:span text:style-name="T29"/></text:p>
      <text:p text:style-name="P25"><text:span text:style-name="T29">Autor, </text:span><text:span text:style-name="T30">Bootstrap</text:span><text:span text:style-name="T29">. Disponível em: &lt;</text:span><text:span text:style-name="T30">http://getbootstrap.com/</text:span><text:span text:style-name="T29">&gt;. Acesso em: </text:span><text:span text:style-name="T30">16, maio de 2017.</text:span></text:p>
      <text:p text:style-name="P25"/>
      <text:p text:style-name="P25"><text:span text:style-name="T30">Olhar digital</text:span><text:span text:style-name="T29">, </text:span><text:span text:style-name="T30">entenda como funciona a gamificação nas empresas</text:span><text:span text:style-name="T29">. Disponível em: &lt;</text:span><text:span text:style-name="T30">https://olhardigital.com.br/games-e-consoles/video/entenda-como-funciona-a-gamificacao-nas-empresas/43964</text:span><text:span text:style-name="T29">&gt;. Acesso em: </text:span><text:span text:style-name="T30">16, maio de 2017.</text:span></text:p>
      <text:p text:style-name="P25"><text:span text:style-name="T29"/></text:p>
      <text:p text:style-name="P25"><text:span text:style-name="T30"/></text:p>
      <text:p text:style-name="P21"><text:span text:style-name="T16">Amanda Cristina Santos Costa</text:span><text:span text:style-name="T17">, </text:span><text:span text:style-name="T16">Gamificação, elementos de jogos e estratégias: uma matriz de referência</text:span><text:span text:style-name="T17">. Disponível em: &lt;</text:span><text:span text:style-name="T16">http://www.revistas.usp.br/incid/article/viewFile/89912/103928</text:span><text:span text:style-name="T17">&gt;. Acesso em: </text:span><text:span text:style-name="T16">16, maio de 2017.</text:span><text:span text:style-name="T13"> <text:s text:c="75"/></text:span></text:p>
      <text:p text:style-name="P15"><text:span text:style-name="T13"><text:tab/><text:tab/><text:tab/><text:tab/><text:tab/><text:tab/><text:tab/><text:tab/><text:tab/> <text:s text:c="3"/></text:span></text:p>
      <text:p text:style-name="P14"><text:span text:style-name="T12"><text:s text:c="2"/></text:span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9"><text:soft-page-break/><text:span text:style-name="T12">10</text:span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><text:s text:c="2"/>8- ANEXOS <text:s text:c="103"/></text:span></text:p>
      <text:p text:style-name="P28"><text:span text:style-name="T12"/></text:p>
      <text:p text:style-name="P28"><text:bookmark text:name="docs-internal-guid-1a79de46-9731-7419-e9e2-86820a9ee2b8"/><text:span text:style-name="T12"/></text:p>
      <text:p text:style-name="P54">Requisitos funcionais:</text:p>
      <text:p text:style-name="Text_20_body"/>
      <text:p text:style-name="P54">RF001 - O sistema deve permitir o cadastro de professor;</text:p>
      <text:p text:style-name="P54">RF002 - O sistema deve permitir o cadastro de administrador;</text:p>
      <text:p text:style-name="P54">RF003 - O sistema deve permitir o cadastro de aluno;</text:p>
      <text:p text:style-name="P54">RF004 - O sistema deve permitir o cadastro de questões;</text:p>
      <text:p text:style-name="P56"><text:span text:style-name="T19">RF005 - O sistema deve fornecer formas de incentivo para o jogador continuar ativo;</text:span><text:span text:style-name="T22"> </text:span></text:p>
      <text:p text:style-name="P54">RF006 - O sistema deve possibilitar que o usuário aplique o conhecimento obtido em sala de aula por meio de perguntas;</text:p>
      <text:p text:style-name="P54">RF007 - O sistema deve possibilitar que o usuário reforce o aprendizado baseado nas respostas incorretas fornecidas pelo usuário;</text:p>
      <text:p text:style-name="P54">RF008 - O Sistema deve recompensar o aluno por cada questão respondida;</text:p>
      <text:p text:style-name="P54">RF009 - O Sistema deve apresentar a classificação dos alunos;</text:p>
      <text:p text:style-name="P54">RF010 - O Sistema deve conter Moeda virtual que permita a compra de itens no sistema;</text:p>
      <text:p text:style-name="P54">RF011 - O sistema deve apresentar o rendimento dos alunos ao professor regente de turma;</text:p>
      <text:p text:style-name="P54">RF012 - O sistema deve apresentar a evolução dos estudantes baseado no seu histórico de interação com o sistema;</text:p>
      <text:p text:style-name="P54">RF013 - O sistema deverá possibilitar que o aluno discorde da resposta apresentada para a questão respondida;</text:p>
      <text:p text:style-name="P54">RF014 - O sistema deverá permitir o cadastro de escolas conveniadas com o IFC;</text:p>
      <text:p text:style-name="P54">Descrição: Cada escola que estará colaborando com o projeto, deverá ter um cadastro no sistema.</text:p>
      <text:p text:style-name="P54">RF015 - O sistema deve possuir “modo duelo”.</text:p>
      <text:p text:style-name="P54">RF016 - O sistema deve mostrar a evolução do usuário em cada disciplina.</text:p>
      <text:p text:style-name="P54">RF017 - O sistema deve possuir a opção de “reforço” quando o usuário fica inativo por muito tempo.</text:p>
      <text:p text:style-name="P54">RF018 - O sistema deve permitir o arquivamento de perguntas.</text:p>
      <text:p text:style-name="P54">RF019 - O sistema deve permitir efetuar de login.</text:p>
      <text:p text:style-name="P54"><text:soft-page-break/>RF020 - O Sistema deve permitir que o professor visualize as questões cadastradas.</text:p>
      <text:p text:style-name="Text_20_body"/>
      <text:p text:style-name="P54">*RF005 - Verificar como o sistema faria esse requisito.</text:p>
      <text:p text:style-name="Text_20_body"/>
      <text:p text:style-name="P55"><text:span text:style-name="T31"><text:tab/><text:tab/>Requisitos não funcionais:</text:span></text:p>
      <text:p text:style-name="Text_20_body"/>
      <text:p text:style-name="P54">RNF001 - A Cor predominante do site deverá ser azul-marinho;</text:p>
      <text:p text:style-name="P54">RNF002 - A Barra de opções do site deve estar no lado esquerdo na posição vertical</text:p>
      <text:p text:style-name="P54">RNF003 - A Fonte usada tem que ser _________________________;</text:p>
      <text:p text:style-name="P54">RNF004 - O Sistema deve conter um usuário administrador para cada instituição;</text:p>
      <text:p text:style-name="P54">Descrição: O administrador deve ser o diretor da instituição.</text:p>
      <text:p text:style-name="P54">RNF005 - O sistema deverá ser acessível por todas as plataformas;</text:p>
      <text:p text:style-name="P54">Descrição: O usuário poderá acessar pelo Windows, Android, iOS, MacOS e Linux em smartphones, tablets, notebooks e computadores.</text:p>
      <text:p text:style-name="P54">RNF006 - O sistema deverá estar disponível 24 horas por dia;</text:p>
      <text:p text:style-name="P54">RNF007 - O sistema será desenvolvido na linguagem PHP utilizando o banco de dados MySQL;</text:p>
      <text:p text:style-name="Text_20_body"/>
      <text:p text:style-name="P54">Regras de Negócio:</text:p>
      <text:p text:style-name="P46"><text:line-break/></text:p>
      <text:p text:style-name="P54">RN001 - A classificação de alunos será feita por escola, por turma e por ordem de pontuação (RF009);</text:p>
      <text:p text:style-name="P54">RN002 - Para as questões que o aluno errar, o sistema deve exibir outras questões relacionadas ao mesmo assunto (RF007);</text:p>
      <text:p text:style-name="P54">RN003 - As categorias de questões disponíveis seriam as mesmas lecionadas nas turmas em que o aluno está matriculado (RF006);</text:p>
      <text:p text:style-name="P54">RN004 - Somente alunos de escolas públicas conveniadas poderão se cadastrar na aplicação (RF003);</text:p>
      <text:p text:style-name="P54">RN005 - Somente professores de escolas públicas conveniadas poderão se cadastrar na aplicação (RF002);</text:p>
      <text:p text:style-name="P54">RN006 - O professor deve cadastrar o aluno para que ele consiga acessar a aplicação (RF003)</text:p>
      <text:p text:style-name="P54">RN007 - As questões que cada aluno deve responder, deve ser separada de acordo com o seu ano escolar (RF004);</text:p>
      <text:p text:style-name="P54">RN008 - No modo duelo os alunos terão um limite de tempo de 3 minutos para responder o maior número de questões possíveis. Ganha aquele que responder o maior número de <text:soft-page-break/>questões corretamente (RF016)</text:p>
      <text:p text:style-name="P56"><text:span text:style-name="T19">RN009 - O Aluno poderá escolher quais matérias ele quer reforçar e o tempo para poder reforçar é de 30 dias.</text:span><text:span text:style-name="T22"> </text:span><text:span text:style-name="T19">(RF017);</text:span></text:p>
      <text:p text:style-name="P54">RN010 - O administrador da instituição só pode cadastrar professores da instituição.</text:p>
      <text:p text:style-name="P54">RN011 - O Professor poderá visualizar as questões que pertencem a sua disciplina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Fira Sans" svg:font-family="'Fira Sans', 'Source Sans Pro', Helvetica, Arial, sans-serif"/>
    <style:font-face style:name="Lohit Devanagari1" svg:font-family="'Lohit Devanagari'"/>
    <style:font-face style:name="Roboto-Regular" svg:font-family="Roboto-Regular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default-outline-level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text-position="0% 100%"/>
    </style:style>
    <style:style style:name="ListLabel_20_47" style:display-name="ListLabel 47" style:family="text">
      <style:text-properties style:text-position="0% 100%" style:font-name="Arial" fo:font-family="Arial" style:font-family-generic="roman" style:font-pitch="variable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text-position="0% 100%" fo:font-size="12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family-generic="swis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Arial" style:font-family-generic="swis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family-generic="swis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Arial" style:font-family-generic="swis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 style:font-family-generic="swis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 style:font-family-generic="swis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 style:font-family-generic="swis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 style:font-family-generic="swis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family-generic="swis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 style:font-family-generic="swis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 style:font-family-generic="swis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 style:font-family-generic="swis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 style:font-family-generic="swis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 style:font-family-generic="swis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 style:font-family-generic="swis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 style:font-family-generic="swis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 style:font-family-generic="swis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 style:font-family-generic="swis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Arial" style:font-family-generic="swis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Arial" style:font-family-generic="swis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Arial" style:font-family-generic="swis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Arial" style:font-family-generic="swis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 style:font-family-generic="swis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 style:font-family-generic="swis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 style:font-family-generic="swis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 style:font-family-generic="swis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family-generic="swis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1.251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loext:graphic-properties draw:fill="solid" draw:fill-color="#ffffff"/>
      <style:paragraph-properties fo:margin-left="0cm" fo:margin-right="0.635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#ffffff" style:font-name-asian="Times New Roman1" style:font-size-asian="10pt" style:font-style-asian="normal" style:font-weight-asian="normal" style:font-name-complex="Times New Roman1" style:font-size-complex="10pt"/>
    </style:style>
    <style:style style:name="M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Standard">
      <loext:graphic-properties draw:fill="solid" draw:fill-color="#ffffff"/>
      <style:paragraph-properties fo:margin-left="0cm" fo:margin-right="0.635cm" fo:margin-top="0cm" fo:margin-bottom="1.251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59cm" fo:page-height="27.94cm" style:num-format="1" style:print-orientation="portrait" fo:margin-top="0cm" fo:margin-bottom="1.27cm" fo:margin-left="3cm" fo:margin-right="2cm" fo:background-color="#ffffff" style:writing-mode="lr-tb" style:layout-grid-color="#c0c0c0" style:layout-grid-lines="22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cm" fo:margin-bottom="2cm" fo:margin-left="3cm" fo:margin-right="2cm" fo:background-color="#ffffff" style:writing-mode="lr-tb" style:layout-grid-color="#c0c0c0" style:layout-grid-lines="22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31:58</meta:creation-date>
    <meta:initial-creator>jefferson</meta:initial-creator>
    <dc:date>2017-11-07T13:59:27.392326342</dc:date>
    <meta:generator>LibreOffice/5.1.4.2$Linux_X86_64 LibreOffice_project/10m0$Build-2</meta:generator>
    <meta:editing-duration>PT4M38S</meta:editing-duration>
    <meta:editing-cycles>1</meta:editing-cycles>
    <meta:document-statistic meta:table-count="0" meta:image-count="0" meta:object-count="0" meta:page-count="12" meta:paragraph-count="120" meta:word-count="2009" meta:character-count="14069" meta:non-whitespace-character-count="11876"/>
    <meta:user-defined meta:name="DocSecurity" meta:value-type="float">0</meta:user-defined>
    <meta:user-defined meta:name="KSOProductBuildVer">1046-10.1.0.5707</meta:user-defined>
    <meta:user-defined meta:name="LinksUpToDate" meta:value-type="boolean">false</meta:user-defined>
    <meta:user-defined meta:name="ScaleCrop" meta:value-type="boolean">false</meta:user-defined>
  </office:meta>
</office:document-meta>
</file>